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text:h>
      <text:p text:style-name="P1">Trop 'grand'. Nous avons vu que la stéganographie, bien que vieille de nombreux siècles, connait en ce moment une véritable révolution, et un grand engouement de la part de nombreuses personnes.</text:p>
      <text:p text:style-name="P1">De fait, cette technique, bien que de prime abord ne semble offrir qu'une nouvelle possibilité d'envoyer des messages sans qu'ils soient perçus, se révèle être appliquable à de très nombreux domaines. </text:p>
      <text:p text:style-name="P1">Le nombre d'application de la stéganographie est impressionnant, et ne cesse de croître, entre le monde industriel et la traçabilité des produit à la protection des oeuvres artistiques en passant par <text:s/>l'envoi de messages invisibles ou ...</text:p>
      <text:p text:style-name="P1">Jusqu'où ira la stéganographie, jusqu'où s'invitera-t-elle dans les produits et documents que nous utilisons et consommons? Comme toute nouvelle technologie, la stéganographie révèle une facette agréable, celle de la fiabilité et de la traçabilité, et une face moins glorieuse, celle de la dissimulation d'informations et du 'flicage' des individ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48:34</meta:creation-date>
    <dc:date>2006-12-21T15:36:19</dc:date>
    <dc:language>en-US</dc:language>
    <meta:editing-cycles>3</meta:editing-cycles>
    <meta:editing-duration>PT47M46S</meta:editing-duration>
    <meta:user-defined meta:name="Info 1"/>
    <meta:user-defined meta:name="Info 2"/>
    <meta:user-defined meta:name="Info 3"/>
    <meta:user-defined meta:name="Info 4"/>
    <meta:document-statistic meta:table-count="0" meta:image-count="0" meta:object-count="0" meta:page-count="1" meta:paragraph-count="5" meta:word-count="150" meta:character-count="992"/>
  </office:meta>
</office:document-meta>
</file>